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32cm" fo:min-width="3.818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47cm" fo:min-width="5.57cm"/>
    </style:style>
    <style:style style:name="gr10" style:family="graphic" style:parent-style-name="standard">
      <style:graphic-properties draw:stroke="dash" draw:stroke-dash="Line_20_Style_20_9" draw:fill-color="#ffffff" draw:textarea-horizontal-align="justify" draw:textarea-vertical-align="middle" draw:auto-grow-height="false" fo:min-height="1.02cm" fo:min-width="12.2cm"/>
    </style:style>
    <style:style style:name="gr11" style:family="graphic" style:parent-style-name="standard">
      <style:graphic-properties draw:stroke="none" svg:stroke-width="0.035cm" draw:marker-start-width="0.2cm" draw:marker-end-width="0.2cm" draw:stroke-linejoin="miter" draw:fill="solid" draw:fill-color="#ffffff" draw:opacity="0%"/>
    </style:style>
    <style:style style:name="gr12" style:family="graphic" style:parent-style-name="standard">
      <style:graphic-properties draw:stroke="none" svg:stroke-width="0.035cm" draw:marker-start-width="0.2cm" draw:marker-end-width="0.2cm" draw:stroke-linejoin="miter" draw:fill="solid" draw:fill-color="#000000"/>
    </style:style>
    <style:style style:name="gr13" style:family="graphic" style:parent-style-name="standard">
      <style:graphic-properties draw:stroke="dash" draw:stroke-dash="_33__20_Dashes_20_3_20_Dots_20__28_var_29_" svg:stroke-color="#000000" draw:fill-color="#ffffff" draw:textarea-horizontal-align="justify" draw:textarea-vertical-align="middle" draw:auto-grow-height="fals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layer="layout" svg:x1="4.572cm" svg:y1="2.54cm" svg:x2="4.572cm" svg:y2="20.32cm">
          <text:p/>
        </draw:line>
        <draw:line draw:style-name="gr1" draw:layer="layout" svg:x1="17.472cm" svg:y1="2.54cm" svg:x2="17.472cm" svg:y2="20.32cm">
          <text:p/>
        </draw:line>
        <draw:line draw:style-name="gr1" draw:layer="layout" svg:x1="25.4cm" svg:y1="2.54cm" svg:x2="25.4cm" svg:y2="20.32cm">
          <text:p/>
        </draw:line>
        <draw:frame draw:style-name="gr2" draw:text-style-name="P1" draw:layer="layout" svg:width="1.778cm" svg:height="2.384cm" svg:x="3.764cm" svg:y="1.68cm">
          <draw:text-box>
            <text:p text:style-name="P1">UE </text:p>
          </draw:text-box>
        </draw:frame>
        <draw:frame draw:style-name="gr2" draw:text-style-name="P1" draw:layer="layout" svg:width="7.61cm" svg:height="2.384cm" svg:x="13.716cm" svg:y="1.524cm">
          <draw:text-box>
            <text:p text:style-name="P1">SCN</text:p>
            <text:p text:style-name="P1"/>
          </draw:text-box>
        </draw:frame>
        <draw:frame draw:style-name="gr2" draw:text-style-name="P1" draw:layer="layout" svg:width="2.32cm" svg:height="2.384cm" svg:x="24.248cm" svg:y="1.582cm">
          <draw:text-box>
            <text:p text:style-name="P1">HN</text:p>
          </draw:text-box>
        </draw:frame>
        <draw:line draw:style-name="gr3" draw:layer="layout" svg:x1="11.43cm" svg:y1="10.494cm" svg:x2="4.606cm" svg:y2="10.494cm">
          <text:p/>
        </draw:line>
        <draw:line draw:style-name="gr4" draw:layer="layout" svg:x1="3.556cm" svg:y1="9.468cm" svg:x2="26.924cm" svg:y2="9.468cm">
          <text:p/>
        </draw:line>
        <draw:line draw:style-name="gr1" draw:layer="layout" svg:x1="11.43cm" svg:y1="2.54cm" svg:x2="11.43cm" svg:y2="20.32cm">
          <text:p/>
        </draw:line>
        <draw:frame draw:style-name="gr2" draw:text-style-name="P1" draw:layer="layout" svg:width="7.61cm" svg:height="2.384cm" svg:x="7.63cm" svg:y="1.524cm">
          <draw:text-box>
            <text:p text:style-name="P1">SRN</text:p>
            <text:p text:style-name="P1"/>
          </draw:text-box>
        </draw:frame>
        <draw:g>
          <svg:title>TexMaths</svg:title>
          <svg:desc>12§latex§$scnid$§svg§600§TRUE§</svg:desc>
          <draw:polygon draw:style-name="gr5" draw:layer="layout" svg:width="0.995cm" svg:height="0.292cm" svg:x="7.474cm" svg:y="10.002cm" svg:viewBox="0 0 996 293" draw:points="498,293 0,293 0,0 996,0 996,293">
            <text:p/>
          </draw:polygon>
          <draw:path draw:style-name="gr6" draw:layer="layout" svg:width="0.155cm" svg:height="0.191cm" svg:x="7.496cm" svg:y="10.108cm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
            <text:p/>
          </draw:path>
          <draw:path draw:style-name="gr6" draw:layer="layout" svg:width="0.165cm" svg:height="0.191cm" svg:x="7.689cm" svg:y="10.108cm" svg:viewBox="0 0 166 192" svg:d="M151 26c-7 0-13 0-19 6-7 6-7 14-7 17 0 10 7 15 15 15 12 0 24-10 24-28 0-20-20-36-50-36-58 0-114 61-114 120 0 39 25 72 68 72 62 0 98-44 98-50 0-3-3-5-6-5-2 0-3 1-5 3-34 43-81 43-85 43-27 0-39-21-39-46 0-18 9-59 23-85 13-24 37-42 60-42 14 0 31 4 37 16z">
            <text:p/>
          </draw:path>
          <draw:path draw:style-name="gr6" draw:layer="layout" svg:width="0.228cm" svg:height="0.191cm" svg:x="7.865cm" svg:y="10.108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6" draw:layer="layout" svg:width="0.112cm" svg:height="0.284cm" svg:x="8.117cm" svg:y="10.015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6" draw:layer="layout" svg:width="0.201cm" svg:height="0.298cm" svg:x="8.267cm" svg:y="10.001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line draw:style-name="gr3" draw:layer="layout" svg:x1="11.43cm" svg:y1="13.94cm" svg:x2="17.472cm" svg:y2="13.97cm">
          <text:p/>
        </draw:line>
        <draw:g>
          <svg:title>TexMaths</svg:title>
          <svg:desc>12§latex§$E(IMSI||salt,e_{hnid}),hnid,kid$§svg§600§TRUE§</svg:desc>
          <draw:polygon draw:style-name="gr5" draw:layer="layout" svg:width="5.719cm" svg:height="0.421cm" svg:x="5.26cm" svg:y="13.18cm" svg:viewBox="0 0 5720 422" draw:points="2861,422 0,422 0,0 5720,0 5720,422">
            <text:p/>
          </draw:polygon>
          <draw:path draw:style-name="gr6" draw:layer="layout" svg:width="0.306cm" svg:height="0.287cm" svg:x="5.276cm" svg:y="13.21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6" draw:layer="layout" svg:width="0.099cm" svg:height="0.421cm" svg:x="5.637cm" svg:y="13.18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6" draw:layer="layout" svg:width="0.196cm" svg:height="0.288cm" svg:x="5.774cm" svg:y="13.209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6" draw:layer="layout" svg:width="0.423cm" svg:height="0.288cm" svg:x="5.996cm" svg:y="13.209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6" draw:layer="layout" svg:width="0.25cm" svg:height="0.307cm" svg:x="6.455cm" svg:y="13.199cm" svg:viewBox="0 0 251 308" svg:d="M251 5c0-3 0-5-4-5-2 0-3 0-8 6l-21 24c-10-19-32-30-60-30-54 0-105 49-105 100 0 34 23 53 44 59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6" draw:layer="layout" svg:width="0.196cm" svg:height="0.288cm" svg:x="6.73cm" svg:y="13.209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6" draw:layer="layout" svg:width="0.017cm" svg:height="0.421cm" svg:x="6.984cm" svg:y="13.18cm" svg:viewBox="0 0 18 422" svg:d="M18 16c0-9 0-16-8-16-10 0-10 7-10 16v392c0 7 0 14 10 14 8 0 8-7 8-14z">
            <text:p/>
          </draw:path>
          <draw:path draw:style-name="gr6" draw:layer="layout" svg:width="0.017cm" svg:height="0.421cm" svg:x="7.102cm" svg:y="13.18cm" svg:viewBox="0 0 18 422" svg:d="M18 16c0-9 0-16-8-16-10 0-10 7-10 16v392c0 7 0 14 10 14 8 0 8-7 8-14z">
            <text:p/>
          </draw:path>
          <draw:path draw:style-name="gr6" draw:layer="layout" svg:width="0.155cm" svg:height="0.191cm" svg:x="7.191cm" svg:y="13.309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6" draw:layer="layout" svg:width="0.193cm" svg:height="0.191cm" svg:x="7.384cm" svg:y="13.309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6" draw:layer="layout" svg:width="0.09cm" svg:height="0.298cm" svg:x="7.608cm" svg:y="13.204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6" draw:layer="layout" svg:width="0.13cm" svg:height="0.269cm" svg:x="7.733cm" svg:y="13.233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6" draw:layer="layout" svg:width="0.049cm" svg:height="0.126cm" svg:x="7.912cm" svg:y="13.451cm" svg:viewBox="0 0 50 127" svg:d="M50 44c0-27-10-44-27-44-15 0-23 11-23 23 0 11 8 23 23 23 5 0 11-3 15-6 2-2 2-2 2-2 1 0 1 0 1 6 0 33-15 58-29 72-5 4-5 5-5 6 0 4 3 5 4 5 5 0 39-32 39-83z">
            <text:p/>
          </draw:path>
          <draw:path draw:style-name="gr6" draw:layer="layout" svg:width="0.162cm" svg:height="0.191cm" svg:x="8.082cm" svg:y="13.309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6" draw:layer="layout" svg:width="0.161cm" svg:height="0.208cm" svg:x="8.281cm" svg:y="13.355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
            <text:p/>
          </draw:path>
          <draw:path draw:style-name="gr6" draw:layer="layout" svg:width="0.18cm" svg:height="0.133cm" svg:x="8.471cm" svg:y="13.429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8.68cm" svg:y="13.363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6" draw:layer="layout" svg:width="0.151cm" svg:height="0.208cm" svg:x="8.803cm" svg:y="13.355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6" draw:layer="layout" svg:width="0.099cm" svg:height="0.421cm" svg:x="9.006cm" svg:y="13.18cm" svg:viewBox="0 0 100 422" svg:d="M100 211c0-32-5-84-29-132-25-51-63-79-66-79-4 0-5 1-5 5 0 1 0 1 8 9 42 42 66 109 66 197 0 73-15 147-68 200-6 5-6 6-6 7 0 3 1 4 5 4 3 0 42-29 67-82 22-46 28-93 28-129z">
            <text:p/>
          </draw:path>
          <draw:path draw:style-name="gr6" draw:layer="layout" svg:width="0.049cm" svg:height="0.126cm" svg:x="9.181cm" svg:y="13.451cm" svg:viewBox="0 0 50 127" svg:d="M50 44c0-27-10-44-27-44-15 0-23 11-23 23 0 11 8 23 23 23 5 0 11-3 15-6 2-2 2-2 2-2 1 0 1 0 1 6 0 33-15 58-29 72-5 4-5 5-5 6 0 4 3 5 4 5 5 0 39-32 39-83z">
            <text:p/>
          </draw:path>
          <draw:path draw:style-name="gr6" draw:layer="layout" svg:width="0.208cm" svg:height="0.298cm" svg:x="9.357cm" svg:y="13.204cm" svg:viewBox="0 0 209 299" svg:d="M98 5c0 0 0-5-6-5-9 0-40 4-51 5-4 0-7 0-7 8 0 5 3 5 9 5 21 0 22 2 22 7l-1 9-63 243c-1 6-1 7-1 10 0 9 8 12 12 12 7 0 14-5 16-11l8-33 10-38c2-10 4-19 7-29 1-2 3-15 5-18 1-5 14-27 28-39 10-8 22-15 41-15 18 0 23 15 23 29 0 23-17 70-26 95-4 11-6 15-6 24 0 19 15 35 34 35 40 0 57-63 57-66 0-4-5-4-6-4-4 0-4 1-6 7-6 23-21 53-43 53-8 0-11-5-11-14 0-10 5-21 8-30 6-18 25-69 25-93 0-27-16-45-48-45-27 0-46 13-63 32z">
            <text:p/>
          </draw:path>
          <draw:path draw:style-name="gr6" draw:layer="layout" svg:width="0.228cm" svg:height="0.191cm" svg:x="9.588cm" svg:y="13.309cm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
            <text:p/>
          </draw:path>
          <draw:path draw:style-name="gr6" draw:layer="layout" svg:width="0.112cm" svg:height="0.283cm" svg:x="9.841cm" svg:y="13.217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6" draw:layer="layout" svg:width="0.201cm" svg:height="0.298cm" svg:x="9.991cm" svg:y="13.204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6" draw:layer="layout" svg:width="0.049cm" svg:height="0.126cm" svg:x="10.23cm" svg:y="13.451cm" svg:viewBox="0 0 50 127" svg:d="M50 44c0-27-10-44-27-44-15 0-23 11-23 23 0 11 8 23 23 23 5 0 11-3 15-6 2-2 2-2 2-2 1 0 1 0 1 6 0 33-15 58-29 72-5 4-5 5-5 6 0 4 3 5 4 5 5 0 39-32 39-83z">
            <text:p/>
          </draw:path>
          <draw:path draw:style-name="gr6" draw:layer="layout" svg:width="0.191cm" svg:height="0.298cm" svg:x="10.404cm" svg:y="13.204cm" svg:viewBox="0 0 192 299" svg:d="M98 5c0 0 0-5-6-5-9 0-39 4-51 5-4 0-7 0-7 8 0 5 3 5 9 5 21 0 22 2 22 7l-1 9-63 243c-1 6-1 7-1 10 0 9 8 12 12 12 6 0 12-4 14-10 3-4 22-82 24-92 15 1 50 8 50 36 0 3 0 4-2 8-1 6-1 11-1 16 0 25 17 42 39 42 13 0 24-8 33-23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<text:p/>
          </draw:path>
          <draw:path draw:style-name="gr6" draw:layer="layout" svg:width="0.112cm" svg:height="0.283cm" svg:x="10.626cm" svg:y="13.217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6" draw:layer="layout" svg:width="0.201cm" svg:height="0.298cm" svg:x="10.776cm" svg:y="13.204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</draw:g>
        <draw:line draw:style-name="gr3" draw:layer="layout" svg:x1="4.588cm" svg:y1="13.64cm" svg:x2="11.446cm" svg:y2="13.64cm">
          <text:p/>
        </draw:line>
        <draw:line draw:style-name="gr7" draw:layer="layout" svg:x1="28cm" svg:y1="-2.54cm" svg:x2="0cm" svg:y2="-2.54cm">
          <text:p/>
        </draw:line>
        <draw:custom-shape draw:style-name="gr8" draw:text-style-name="P1" draw:layer="layout" svg:width="4.318cm" svg:height="1.282cm" svg:x="3.556cm" svg:y="11.00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the UE decides to\\
 attach with the SCN§svg§600§TRUE§</svg:desc>
          <draw:polygon draw:style-name="gr5" draw:layer="layout" svg:width="3.922cm" svg:height="0.798cm" svg:x="3.656cm" svg:y="11.307cm" svg:viewBox="0 0 3923 799" draw:points="1962,799 0,799 0,0 3923,0 3923,799">
            <text:p/>
          </draw:polygon>
          <draw:path draw:style-name="gr6" draw:layer="layout" svg:width="0.132cm" svg:height="0.264cm" svg:x="4.297cm" svg:y="11.34cm" svg:viewBox="0 0 133 265" svg:d="M66 91h60v-13h-60v-78h-11c-1 35-13 80-55 82v9h36v117c0 52 40 57 55 57 30 0 42-30 42-57v-24h-11v24c0 31-12 46-28 46-28 0-28-38-28-45z">
            <text:p/>
          </draw:path>
          <draw:path draw:style-name="gr6" draw:layer="layout" svg:width="0.213cm" svg:height="0.293cm" svg:x="4.466cm" svg:y="11.306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6" draw:layer="layout" svg:width="0.163cm" svg:height="0.193cm" svg:x="4.698cm" svg:y="11.4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288cm" svg:height="0.298cm" svg:x="5.026cm" svg:y="11.311cm" svg:viewBox="0 0 289 299" svg:d="M233 192c0 60-41 94-82 94-20 0-69-11-69-92v-160c0-16 0-21 33-21h10v-13c-15 1-46 1-63 1-15 0-48 0-62-1v13h10c33 0 33 5 33 21v159c0 59 49 106 107 106 49 0 88-40 95-88 1-8 1-12 1-30v-135c0-14 0-33 43-33v-13c-15 0-36 1-50 1-15 0-35-1-51-1v13c45 0 45 21 45 31z">
            <text:p/>
          </draw:path>
          <draw:path draw:style-name="gr6" draw:layer="layout" svg:width="0.262cm" svg:height="0.287cm" svg:x="5.342cm" svg:y="11.312cm" svg:viewBox="0 0 263 288" svg:d="M43 254c0 16 0 21-32 21h-11v13h245l18-109h-11c-11 65-20 96-94 96h-56c-19 0-20-3-20-17v-113h38c41 0 46 13 46 49h10v-112h-10c0 37-5 50-46 50h-38v-102c0-14 1-17 20-17h55c65 0 76 23 83 82h11l-12-95h-239v13h11c32 0 32 5 32 21z">
            <text:p/>
          </draw:path>
          <draw:path draw:style-name="gr6" draw:layer="layout" svg:width="0.208cm" svg:height="0.298cm" svg:x="5.769cm" svg:y="11.306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6" draw:layer="layout" svg:width="0.163cm" svg:height="0.193cm" svg:x="6cm" svg:y="11.4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161cm" svg:height="0.193cm" svg:x="6.189cm" svg:y="11.4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6" draw:layer="layout" svg:width="0.09cm" svg:height="0.282cm" svg:x="6.375cm" svg:y="11.317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6" draw:layer="layout" svg:width="0.208cm" svg:height="0.298cm" svg:x="6.493cm" svg:y="11.306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6" draw:layer="layout" svg:width="0.163cm" svg:height="0.193cm" svg:x="6.723cm" svg:y="11.4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138cm" svg:height="0.193cm" svg:x="6.912cm" svg:y="11.41cm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6" draw:layer="layout" svg:width="0.132cm" svg:height="0.264cm" svg:x="7.213cm" svg:y="11.34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187cm" svg:height="0.193cm" svg:x="7.38cm" svg:y="11.41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6" draw:layer="layout" svg:width="0.191cm" svg:height="0.193cm" svg:x="3.674cm" svg:y="11.91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6" draw:layer="layout" svg:width="0.132cm" svg:height="0.264cm" svg:x="3.874cm" svg:y="11.846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132cm" svg:height="0.264cm" svg:x="4.038cm" svg:y="11.846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191cm" svg:height="0.193cm" svg:x="4.21cm" svg:y="11.91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6" draw:layer="layout" svg:width="0.161cm" svg:height="0.193cm" svg:x="4.417cm" svg:y="11.91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6" draw:layer="layout" svg:width="0.213cm" svg:height="0.293cm" svg:x="4.592cm" svg:y="11.8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6" draw:layer="layout" svg:width="0.289cm" svg:height="0.186cm" svg:x="4.959cm" svg:y="11.923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6" draw:layer="layout" svg:width="0.09cm" svg:height="0.282cm" svg:x="5.27cm" svg:y="11.82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6" draw:layer="layout" svg:width="0.132cm" svg:height="0.264cm" svg:x="5.38cm" svg:y="11.846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213cm" svg:height="0.293cm" svg:x="5.55cm" svg:y="11.8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6" draw:layer="layout" svg:width="0.132cm" svg:height="0.264cm" svg:x="5.918cm" svg:y="11.846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213cm" svg:height="0.293cm" svg:x="6.086cm" svg:y="11.8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6" draw:layer="layout" svg:width="0.163cm" svg:height="0.193cm" svg:x="6.319cm" svg:y="11.9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187cm" svg:height="0.307cm" svg:x="6.657cm" svg:y="11.808cm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5-2-67-23-25-24-26-50-26-66-1-3-4-3-5-3-6 0-6 2-6 9v86c0 7 0 10 5 10 2 0 3-1 6-6 0 0 1-1 15-24 14 15 41 30 78 30 50 0 84-42 84-88 0-42-28-77-63-86z">
            <text:p/>
          </draw:path>
          <draw:path draw:style-name="gr6" draw:layer="layout" svg:width="0.257cm" svg:height="0.307cm" svg:x="6.891cm" svg:y="11.808cm" svg:viewBox="0 0 258 308" svg:d="M0 154c0 87 68 154 148 154 68 0 110-60 110-108 0-4 0-7-6-7-4 0-4 3-5 6-3 61-48 96-95 96-25 0-109-14-109-141 0-126 83-141 109-141 46 0 84 39 93 101 0 6 0 7 6 7 7 0 7-1 7-11v-100c0-8 0-10-5-10-1 0-3 0-7 5l-20 31c-16-14-38-36-78-36-80 0-148 67-148 154z">
            <text:p/>
          </draw:path>
          <draw:path draw:style-name="gr6" draw:layer="layout" svg:width="0.288cm" svg:height="0.288cm" svg:x="7.184cm" svg:y="11.817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</draw:g>
        <draw:line draw:style-name="gr3" draw:layer="layout" svg:x1="17.472cm" svg:y1="14.186cm" svg:x2="25.4cm" svg:y2="14.186cm">
          <text:p/>
        </draw:line>
        <draw:g>
          <svg:title>TexMaths</svg:title>
          <svg:desc>12§latex§$E(IMSI||salt,e_{hnid}),kid$§svg§600§TRUE§</svg:desc>
          <draw:polygon draw:style-name="gr5" draw:layer="layout" svg:width="4.671cm" svg:height="0.421cm" svg:x="19.435cm" svg:y="13.624cm" svg:viewBox="0 0 4672 422" draw:points="2337,422 0,422 0,0 4672,0 4672,422">
            <text:p/>
          </draw:polygon>
          <draw:path draw:style-name="gr6" draw:layer="layout" svg:width="0.307cm" svg:height="0.287cm" svg:x="19.451cm" svg:y="13.654cm" svg:viewBox="0 0 308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6" draw:layer="layout" svg:width="0.099cm" svg:height="0.421cm" svg:x="19.812cm" svg:y="13.624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6" draw:layer="layout" svg:width="0.196cm" svg:height="0.288cm" svg:x="19.949cm" svg:y="13.653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6" draw:layer="layout" svg:width="0.423cm" svg:height="0.288cm" svg:x="20.171cm" svg:y="13.653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6" draw:layer="layout" svg:width="0.25cm" svg:height="0.307cm" svg:x="20.63cm" svg:y="13.643cm" svg:viewBox="0 0 251 308" svg:d="M251 5c0-3 0-5-4-5-2 0-3 0-8 6l-21 24c-10-19-32-30-60-30-54 0-105 49-105 100 0 34 23 53 44 59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4 5 4s5-1 6-8z">
            <text:p/>
          </draw:path>
          <draw:path draw:style-name="gr6" draw:layer="layout" svg:width="0.196cm" svg:height="0.288cm" svg:x="20.905cm" svg:y="13.653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6" draw:layer="layout" svg:width="0.017cm" svg:height="0.421cm" svg:x="21.16cm" svg:y="13.624cm" svg:viewBox="0 0 18 422" svg:d="M18 16c0-9 0-16-8-16-10 0-10 7-10 16v392c0 7 0 14 10 14 8 0 8-7 8-14z">
            <text:p/>
          </draw:path>
          <draw:path draw:style-name="gr6" draw:layer="layout" svg:width="0.017cm" svg:height="0.421cm" svg:x="21.277cm" svg:y="13.624cm" svg:viewBox="0 0 18 422" svg:d="M18 16c0-9 0-16-8-16-10 0-10 7-10 16v392c0 7 0 14 10 14 8 0 8-7 8-14z">
            <text:p/>
          </draw:path>
          <draw:path draw:style-name="gr6" draw:layer="layout" svg:width="0.155cm" svg:height="0.191cm" svg:x="21.366cm" svg:y="13.753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6" draw:layer="layout" svg:width="0.193cm" svg:height="0.191cm" svg:x="21.559cm" svg:y="13.753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6" draw:layer="layout" svg:width="0.09cm" svg:height="0.298cm" svg:x="21.784cm" svg:y="13.648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6" draw:layer="layout" svg:width="0.13cm" svg:height="0.269cm" svg:x="21.908cm" svg:y="13.677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6" draw:layer="layout" svg:width="0.049cm" svg:height="0.126cm" svg:x="22.087cm" svg:y="13.895cm" svg:viewBox="0 0 50 127" svg:d="M50 44c0-27-10-44-27-44-15 0-23 11-23 23 0 11 8 23 23 23 5 0 11-3 15-6 2-2 2-2 2-2 1 0 1 0 1 6 0 33-15 58-29 72-5 4-5 5-5 6 0 4 3 5 4 5 5 0 39-32 39-83z">
            <text:p/>
          </draw:path>
          <draw:path draw:style-name="gr6" draw:layer="layout" svg:width="0.162cm" svg:height="0.191cm" svg:x="22.258cm" svg:y="13.753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6" draw:layer="layout" svg:width="0.161cm" svg:height="0.208cm" svg:x="22.457cm" svg:y="13.799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
            <text:p/>
          </draw:path>
          <draw:path draw:style-name="gr6" draw:layer="layout" svg:width="0.18cm" svg:height="0.133cm" svg:x="22.646cm" svg:y="13.873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22.855cm" svg:y="13.807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6" draw:layer="layout" svg:width="0.151cm" svg:height="0.208cm" svg:x="22.979cm" svg:y="13.799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6" draw:layer="layout" svg:width="0.099cm" svg:height="0.421cm" svg:x="23.182cm" svg:y="13.624cm" svg:viewBox="0 0 100 422" svg:d="M100 211c0-32-5-84-29-132-25-51-63-79-66-79-4 0-5 1-5 5 0 1 0 1 8 9 42 42 66 109 66 197 0 73-15 147-68 200-6 5-6 6-6 7 0 3 1 4 5 4 3 0 42-29 67-82 22-46 28-93 28-129z">
            <text:p/>
          </draw:path>
          <draw:path draw:style-name="gr6" draw:layer="layout" svg:width="0.049cm" svg:height="0.126cm" svg:x="23.357cm" svg:y="13.895cm" svg:viewBox="0 0 50 127" svg:d="M50 44c0-27-10-44-27-44-15 0-23 11-23 23 0 11 8 23 23 23 5 0 11-3 15-6 2-2 2-2 2-2 1 0 1 0 1 6 0 33-15 58-29 72-5 4-5 5-5 6 0 4 3 5 4 5 5 0 39-32 39-83z">
            <text:p/>
          </draw:path>
          <draw:path draw:style-name="gr6" draw:layer="layout" svg:width="0.191cm" svg:height="0.298cm" svg:x="23.532cm" svg:y="13.648cm" svg:viewBox="0 0 192 299" svg:d="M98 5c0 0 0-5-6-5-9 0-39 4-51 5-4 0-7 0-7 8 0 5 3 5 9 5 21 0 22 2 22 7l-1 9-63 243c-1 6-1 7-1 10 0 9 8 12 12 12 6 0 12-4 14-10 3-4 22-82 24-92 15 1 50 8 50 36 0 3 0 4-2 8-1 6-1 11-1 16 0 25 17 42 39 42 13 0 24-8 33-23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<text:p/>
          </draw:path>
          <draw:path draw:style-name="gr6" draw:layer="layout" svg:width="0.112cm" svg:height="0.283cm" svg:x="23.754cm" svg:y="13.661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6" draw:layer="layout" svg:width="0.201cm" svg:height="0.298cm" svg:x="23.904cm" svg:y="13.648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</draw:g>
        <draw:custom-shape draw:style-name="gr9" draw:text-style-name="P1" draw:layer="layout" svg:width="6.07cm" svg:height="1.897cm" svg:x="20.774cm" svg:y="3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generate $e_{hnid},d_{hnid}$§svg§600§TRUE§</svg:desc>
          <draw:polygon draw:style-name="gr5" draw:layer="layout" svg:width="3.705cm" svg:height="0.374cm" svg:x="20.932cm" svg:y="3.795cm" svg:viewBox="0 0 3706 375" draw:points="1853,375 0,375 0,0 3706,0 3706,375">
            <text:p/>
          </draw:polygon>
          <draw:path draw:style-name="gr6" draw:layer="layout" svg:width="0.193cm" svg:height="0.279cm" svg:x="20.944cm" svg:y="3.896cm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
            <text:p/>
          </draw:path>
          <draw:path draw:style-name="gr6" draw:layer="layout" svg:width="0.163cm" svg:height="0.194cm" svg:x="21.154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6" draw:layer="layout" svg:width="0.213cm" svg:height="0.186cm" svg:x="21.342cm" svg:y="3.90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6" draw:layer="layout" svg:width="0.163cm" svg:height="0.194cm" svg:x="21.574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6" draw:layer="layout" svg:width="0.142cm" svg:height="0.186cm" svg:x="21.761cm" svg:y="3.90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6" draw:layer="layout" svg:width="0.19cm" svg:height="0.194cm" svg:x="21.932cm" svg:y="3.899cm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6" draw:layer="layout" svg:width="0.132cm" svg:height="0.264cm" svg:x="22.132cm" svg:y="3.828cm" svg:viewBox="0 0 133 265" svg:d="M66 91h60v-13h-60v-78h-11c-1 35-13 80-55 82v9h36v117c0 53 40 57 55 57 30 0 42-30 42-57v-24h-11v24c0 31-12 47-28 47-28 0-28-39-28-46z">
            <text:p/>
          </draw:path>
          <draw:path draw:style-name="gr6" draw:layer="layout" svg:width="0.163cm" svg:height="0.194cm" svg:x="22.299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6" draw:layer="layout" svg:width="0.162cm" svg:height="0.191cm" svg:x="22.634cm" svg:y="3.901cm" svg:viewBox="0 0 163 192" svg:d="M60 90c12 0 43-1 65-11 30-12 32-37 32-43 0-18-17-36-45-36-48 0-112 41-112 115 0 44 25 77 67 77 60 0 96-44 96-50 0-3-2-5-5-5-2 0-3 1-6 4-33 42-79 42-85 42-32 0-36-35-36-50 0-4 0-18 6-43zM40 80c16-64 61-70 72-70 19 0 31 12 31 26 0 44-69 44-85 44z">
            <text:p/>
          </draw:path>
          <draw:path draw:style-name="gr6" draw:layer="layout" svg:width="0.161cm" svg:height="0.208cm" svg:x="22.833cm" svg:y="3.945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0-49 24z">
            <text:p/>
          </draw:path>
          <draw:path draw:style-name="gr6" draw:layer="layout" svg:width="0.18cm" svg:height="0.134cm" svg:x="23.021cm" svg:y="4.02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2cm" svg:x="23.229cm" svg:y="3.955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6" draw:layer="layout" svg:width="0.151cm" svg:height="0.208cm" svg:x="23.351cm" svg:y="3.945cm" svg:viewBox="0 0 152 209" svg:d="M151 8c1 0 1-3 1-4 0-2-1-4-4-4-5 0-30 2-38 2-2 2-7 2-7 8 0 4 5 4 9 4 14 0 14 2 14 4s-1 5-1 7l-18 67c-6-9-16-16-30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  <draw:path draw:style-name="gr6" draw:layer="layout" svg:width="0.049cm" svg:height="0.126cm" svg:x="23.569cm" svg:y="4.043cm" svg:viewBox="0 0 50 127" svg:d="M50 44c0-27-10-44-27-44-15 0-23 11-23 23 0 11 8 23 23 23 5 0 11-3 15-6 2-2 2-2 2-2 1 0 1 0 1 6 0 33-15 58-29 73-5 3-5 4-5 6 0 3 3 4 4 4 5 0 39-32 39-83z">
            <text:p/>
          </draw:path>
          <draw:path draw:style-name="gr6" draw:layer="layout" svg:width="0.201cm" svg:height="0.298cm" svg:x="23.737cm" svg:y="3.794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6" draw:layer="layout" svg:width="0.161cm" svg:height="0.208cm" svg:x="23.96cm" svg:y="3.945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0-49 24z">
            <text:p/>
          </draw:path>
          <draw:path draw:style-name="gr6" draw:layer="layout" svg:width="0.18cm" svg:height="0.134cm" svg:x="24.148cm" svg:y="4.02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2cm" svg:x="24.356cm" svg:y="3.955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6" draw:layer="layout" svg:width="0.151cm" svg:height="0.208cm" svg:x="24.48cm" svg:y="3.945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7 0-10-6-10-15 0-6 0-8 1-12zM89 169c-3 9-10 15-16 20-2 2-14 12-27 12-11 0-22-8-22-29 0-16 8-48 16-60 13-24 28-28 37-28 20 0 26 22 26 25 0 2 0 4-1 5z">
            <text:p/>
          </draw:path>
        </draw:g>
        <draw:g>
          <svg:title>TexMaths</svg:title>
          <svg:desc>12§latex§compute $\mathcal{X}_{hnid,hnid}$§svg§600§TRUE§</svg:desc>
          <draw:polygon draw:style-name="gr5" draw:layer="layout" svg:width="3.501cm" svg:height="0.408cm" svg:x="20.962cm" svg:y="4.37cm" svg:viewBox="0 0 3502 409" draw:points="1751,409 0,409 0,0 3502,0 3502,409">
            <text:p/>
          </draw:polygon>
          <draw:path draw:style-name="gr6" draw:layer="layout" svg:width="0.161cm" svg:height="0.193cm" svg:x="20.976cm" svg:y="4.469cm" svg:viewBox="0 0 162 194" svg:d="M35 97c0-68 35-86 57-86 4 0 32 0 46 15-17 2-20 15-20 20 0 10 8 19 20 19 11 0 19-7 19-19 0-29-32-46-65-46-52 0-92 46-92 98 0 54 42 96 91 96 58 0 71-50 71-55 0-4-5-4-6-4-4 0-5 2-5 4-13 40-41 44-56 44-22 0-60-18-60-86z">
            <text:p/>
          </draw:path>
          <draw:path draw:style-name="gr6" draw:layer="layout" svg:width="0.187cm" svg:height="0.193cm" svg:x="21.16cm" svg:y="4.469cm" svg:viewBox="0 0 188 194" svg:d="M188 100c0-56-43-100-93-100-54 0-95 47-95 100s44 94 94 94c51 0 94-41 94-94zM95 183c-19 0-37-8-49-27-11-19-11-45-11-60 0-17 0-40 11-59 10-19 31-27 48-27 19 0 37 9 48 27 10 18 10 42 10 59 0 15 0 38-8 56-10 19-29 31-49 31z">
            <text:p/>
          </draw:path>
          <draw:path draw:style-name="gr6" draw:layer="layout" svg:width="0.329cm" svg:height="0.186cm" svg:x="21.372cm" svg:y="4.471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6" draw:layer="layout" svg:width="0.208cm" svg:height="0.269cm" svg:x="21.72cm" svg:y="4.471cm" svg:viewBox="0 0 209 270" svg:d="M61 28v-28l-61 5v13c30 0 34 2 34 20v199c0 20-5 20-34 20v13c14-1 36-3 48-3 11 0 32 2 48 3v-13c-29 0-34 0-34-20v-72-3c3 7 21 30 52 30 52 0 95-42 95-96s-41-96-89-96c-32 0-50 19-59 28zM62 139v-95c12-21 34-33 56-33 30 0 56 37 56 85 0 51-30 86-61 86-17 0-34-8-45-25-6-10-6-10-6-18z">
            <text:p/>
          </draw:path>
          <draw:path draw:style-name="gr6" draw:layer="layout" svg:width="0.213cm" svg:height="0.191cm" svg:x="21.956cm" svg:y="4.471cm" svg:viewBox="0 0 214 192" svg:d="M152 153v39l62-5v-13c-30 0-34-3-34-23v-151l-62 5v13c30 0 33 2 33 24v75c0 36-20 65-51 65-36 0-38-19-38-42v-140l-62 5v13c34 0 34 1 34 38v64c0 33 0 72 63 72 24 0 43-12 55-39z">
            <text:p/>
          </draw:path>
          <draw:path draw:style-name="gr6" draw:layer="layout" svg:width="0.132cm" svg:height="0.264cm" svg:x="22.184cm" svg:y="4.398cm" svg:viewBox="0 0 133 265" svg:d="M66 91h60v-13h-60v-78h-11c-1 35-13 80-55 82v9h36v116c0 53 40 58 55 58 30 0 42-30 42-58v-24h-11v24c0 32-12 47-28 47-28 0-28-38-28-45z">
            <text:p/>
          </draw:path>
          <draw:path draw:style-name="gr6" draw:layer="layout" svg:width="0.163cm" svg:height="0.193cm" svg:x="22.352cm" svg:y="4.469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  <draw:path draw:style-name="gr6" draw:layer="layout" svg:width="0.319cm" svg:height="0.288cm" svg:x="22.688cm" svg:y="4.369cm" svg:viewBox="0 0 320 289" svg:d="M181 56c-2-32-7-56-37-56-40 0-67 29-67 41 0 2 2 2 5 2 4 0 22-5 30-19l1-1c24 0 29 13 33 57l6 63c-15 8-73 42-103 63-48 34-49 47-49 59 0 14 7 24 20 24 14 0 33-14 33-20 0-3-1-3-4-3-3-1-13-2-13-19 0-11 0-17 44-47 27-17 51-30 74-44 0 1 6 65 7 72 3 33 6 61 37 61 41 0 68-29 68-41 0-2-2-2-4-2-5 0-23 5-32 19-1 1-3 1-4 1-24 0-27-27-30-62-2-15-3-25-6-69 130-79 130-93 130-111 0-14-7-24-19-24-13 0-32 14-32 20 0 3 2 3 2 3 4 1 13 2 13 19 0 11-1 17-37 42-12 8-30 19-59 37z">
            <text:p/>
          </draw:path>
          <draw:path draw:style-name="gr6" draw:layer="layout" svg:width="0.161cm" svg:height="0.208cm" svg:x="22.989cm" svg:y="4.515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0-49 24z">
            <text:p/>
          </draw:path>
          <draw:path draw:style-name="gr6" draw:layer="layout" svg:width="0.18cm" svg:height="0.133cm" svg:x="23.177cm" svg:y="4.59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
            <text:p/>
          </draw:path>
          <draw:path draw:style-name="gr6" draw:layer="layout" svg:width="0.09cm" svg:height="0.199cm" svg:x="23.385cm" svg:y="4.52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6" draw:layer="layout" svg:width="0.151cm" svg:height="0.208cm" svg:x="23.507cm" svg:y="4.515cm" svg:viewBox="0 0 152 209" svg:d="M151 8c1 0 1-3 1-4 0-2-1-4-4-4-5 0-30 2-38 2-2 2-7 2-7 8 0 4 5 4 9 4 14 0 14 2 14 4s-1 5-1 7l-18 67c-6-9-16-16-30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6" draw:layer="layout" svg:width="0.037cm" svg:height="0.091cm" svg:x="23.698cm" svg:y="4.687cm" svg:viewBox="0 0 38 92" svg:d="M30 30c0 16-2 35-24 54-1 1-1 2-1 4s2 4 3 4c5 0 30-24 30-60 0-18-7-32-21-32-10 0-17 7-17 17 0 9 7 18 18 18 7 0 12-5 12-5z">
            <text:p/>
          </draw:path>
          <draw:path draw:style-name="gr6" draw:layer="layout" svg:width="0.161cm" svg:height="0.208cm" svg:x="23.787cm" svg:y="4.515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0-49 24z">
            <text:p/>
          </draw:path>
          <draw:path draw:style-name="gr6" draw:layer="layout" svg:width="0.18cm" svg:height="0.133cm" svg:x="23.976cm" svg:y="4.59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24.183cm" svg:y="4.52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6" draw:layer="layout" svg:width="0.151cm" svg:height="0.208cm" svg:x="24.306cm" svg:y="4.515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</draw:g>
        <draw:line draw:style-name="gr3" draw:layer="layout" svg:x1="25.4cm" svg:y1="6.234cm" svg:x2="4.572cm" svg:y2="6.234cm">
          <text:p/>
        </draw:line>
        <draw:custom-shape draw:style-name="gr10" draw:text-style-name="P2" draw:layer="layout" svg:width="12.7cm" svg:height="1.27cm" svg:x="7.874cm" svg:y="5.588cm">
          <text:p text:style-name="P1"><text:span text:style-name="T1">Integrity protected provisioning of HN’s self signed </text:span></text:p>
          <text:p text:style-name="P1"><text:span text:style-name="T1">certificate to U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2§latex§$E(IMSI||salt,e_{hnid}),hnid,kid$§svg§600§TRUE§</svg:desc>
          <draw:polygon draw:style-name="gr11" draw:layer="layout" svg:width="5.719cm" svg:height="0.421cm" svg:x="11.56cm" svg:y="13.482cm" svg:viewBox="0 0 5720 422" draw:points="2861,422 0,422 0,0 5720,0 5720,422">
            <text:p/>
          </draw:polygon>
          <draw:path draw:style-name="gr12" draw:layer="layout" svg:width="0.306cm" svg:height="0.287cm" svg:x="11.576cm" svg:y="13.512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12" draw:layer="layout" svg:width="0.099cm" svg:height="0.421cm" svg:x="11.937cm" svg:y="13.482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12" draw:layer="layout" svg:width="0.196cm" svg:height="0.288cm" svg:x="12.074cm" svg:y="13.51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12" draw:layer="layout" svg:width="0.423cm" svg:height="0.288cm" svg:x="12.296cm" svg:y="13.51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12" draw:layer="layout" svg:width="0.25cm" svg:height="0.307cm" svg:x="12.755cm" svg:y="13.501cm" svg:viewBox="0 0 251 308" svg:d="M251 5c0-3 0-5-4-5-2 0-3 0-8 6l-21 24c-10-19-32-30-60-30-54 0-105 49-105 100 0 34 23 53 44 59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12" draw:layer="layout" svg:width="0.196cm" svg:height="0.288cm" svg:x="13.03cm" svg:y="13.51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12" draw:layer="layout" svg:width="0.017cm" svg:height="0.421cm" svg:x="13.284cm" svg:y="13.482cm" svg:viewBox="0 0 18 422" svg:d="M18 16c0-9 0-16-8-16-10 0-10 7-10 16v392c0 7 0 14 10 14 8 0 8-7 8-14z">
            <text:p/>
          </draw:path>
          <draw:path draw:style-name="gr12" draw:layer="layout" svg:width="0.017cm" svg:height="0.421cm" svg:x="13.402cm" svg:y="13.482cm" svg:viewBox="0 0 18 422" svg:d="M18 16c0-9 0-16-8-16-10 0-10 7-10 16v392c0 7 0 14 10 14 8 0 8-7 8-14z">
            <text:p/>
          </draw:path>
          <draw:path draw:style-name="gr12" draw:layer="layout" svg:width="0.155cm" svg:height="0.191cm" svg:x="13.491cm" svg:y="13.611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12" draw:layer="layout" svg:width="0.193cm" svg:height="0.191cm" svg:x="13.684cm" svg:y="13.61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12" draw:layer="layout" svg:width="0.09cm" svg:height="0.298cm" svg:x="13.908cm" svg:y="13.506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12" draw:layer="layout" svg:width="0.13cm" svg:height="0.269cm" svg:x="14.033cm" svg:y="13.535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12" draw:layer="layout" svg:width="0.049cm" svg:height="0.126cm" svg:x="14.212cm" svg:y="13.753cm" svg:viewBox="0 0 50 127" svg:d="M50 44c0-27-10-44-27-44-15 0-23 11-23 23 0 11 8 23 23 23 5 0 11-3 15-6 2-2 2-2 2-2 1 0 1 0 1 6 0 33-15 58-29 72-5 4-5 5-5 6 0 4 3 5 4 5 5 0 39-32 39-83z">
            <text:p/>
          </draw:path>
          <draw:path draw:style-name="gr12" draw:layer="layout" svg:width="0.162cm" svg:height="0.191cm" svg:x="14.382cm" svg:y="13.611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12" draw:layer="layout" svg:width="0.161cm" svg:height="0.208cm" svg:x="14.581cm" svg:y="13.657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
            <text:p/>
          </draw:path>
          <draw:path draw:style-name="gr12" draw:layer="layout" svg:width="0.18cm" svg:height="0.133cm" svg:x="14.771cm" svg:y="13.731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12" draw:layer="layout" svg:width="0.09cm" svg:height="0.199cm" svg:x="14.98cm" svg:y="13.66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12" draw:layer="layout" svg:width="0.151cm" svg:height="0.208cm" svg:x="15.103cm" svg:y="13.65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12" draw:layer="layout" svg:width="0.099cm" svg:height="0.421cm" svg:x="15.306cm" svg:y="13.482cm" svg:viewBox="0 0 100 422" svg:d="M100 211c0-32-5-84-29-132-25-51-63-79-66-79-4 0-5 1-5 5 0 1 0 1 8 9 42 42 66 109 66 197 0 73-15 147-68 200-6 5-6 6-6 7 0 3 1 4 5 4 3 0 42-29 67-82 22-46 28-93 28-129z">
            <text:p/>
          </draw:path>
          <draw:path draw:style-name="gr12" draw:layer="layout" svg:width="0.049cm" svg:height="0.126cm" svg:x="15.481cm" svg:y="13.753cm" svg:viewBox="0 0 50 127" svg:d="M50 44c0-27-10-44-27-44-15 0-23 11-23 23 0 11 8 23 23 23 5 0 11-3 15-6 2-2 2-2 2-2 1 0 1 0 1 6 0 33-15 58-29 72-5 4-5 5-5 6 0 4 3 5 4 5 5 0 39-32 39-83z">
            <text:p/>
          </draw:path>
          <draw:path draw:style-name="gr12" draw:layer="layout" svg:width="0.208cm" svg:height="0.298cm" svg:x="15.657cm" svg:y="13.506cm" svg:viewBox="0 0 209 299" svg:d="M98 5c0 0 0-5-6-5-9 0-40 4-51 5-4 0-7 0-7 8 0 5 3 5 9 5 21 0 22 2 22 7l-1 9-63 243c-1 6-1 7-1 10 0 9 8 12 12 12 7 0 14-5 16-11l8-33 10-38c2-10 4-19 7-29 1-2 3-15 5-18 1-5 14-27 28-39 10-8 22-15 41-15 18 0 23 15 23 29 0 23-17 70-26 95-4 11-6 15-6 24 0 19 15 35 34 35 40 0 57-63 57-66 0-4-5-4-6-4-4 0-4 1-6 7-6 23-21 53-43 53-8 0-11-5-11-14 0-10 5-21 8-30 6-18 25-69 25-93 0-27-16-45-48-45-27 0-46 13-63 32z">
            <text:p/>
          </draw:path>
          <draw:path draw:style-name="gr12" draw:layer="layout" svg:width="0.228cm" svg:height="0.191cm" svg:x="15.888cm" svg:y="13.611cm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
            <text:p/>
          </draw:path>
          <draw:path draw:style-name="gr12" draw:layer="layout" svg:width="0.112cm" svg:height="0.283cm" svg:x="16.141cm" svg:y="13.519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12" draw:layer="layout" svg:width="0.201cm" svg:height="0.298cm" svg:x="16.291cm" svg:y="13.506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12" draw:layer="layout" svg:width="0.049cm" svg:height="0.126cm" svg:x="16.53cm" svg:y="13.753cm" svg:viewBox="0 0 50 127" svg:d="M50 44c0-27-10-44-27-44-15 0-23 11-23 23 0 11 8 23 23 23 5 0 11-3 15-6 2-2 2-2 2-2 1 0 1 0 1 6 0 33-15 58-29 72-5 4-5 5-5 6 0 4 3 5 4 5 5 0 39-32 39-83z">
            <text:p/>
          </draw:path>
          <draw:path draw:style-name="gr12" draw:layer="layout" svg:width="0.191cm" svg:height="0.298cm" svg:x="16.704cm" svg:y="13.506cm" svg:viewBox="0 0 192 299" svg:d="M98 5c0 0 0-5-6-5-9 0-39 4-51 5-4 0-7 0-7 8 0 5 3 5 9 5 21 0 22 2 22 7l-1 9-63 243c-1 6-1 7-1 10 0 9 8 12 12 12 6 0 12-4 14-10 3-4 22-82 24-92 15 1 50 8 50 36 0 3 0 4-2 8-1 6-1 11-1 16 0 25 17 42 39 42 13 0 24-8 33-23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<text:p/>
          </draw:path>
          <draw:path draw:style-name="gr12" draw:layer="layout" svg:width="0.112cm" svg:height="0.283cm" svg:x="16.926cm" svg:y="13.519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12" draw:layer="layout" svg:width="0.201cm" svg:height="0.298cm" svg:x="17.076cm" svg:y="13.506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</draw:g>
        <draw:custom-shape draw:style-name="gr9" draw:text-style-name="P1" draw:layer="layout" svg:width="5.842cm" svg:height="1.535cm" svg:x="21.082cm" svg:y="14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compute \\$D(E(IMSI||salt,e_{hnid}),d_{hnid})$§svg§600§TRUE§</svg:desc>
          <draw:polygon draw:style-name="gr5" draw:layer="layout" svg:width="5.704cm" svg:height="0.871cm" svg:x="21.134cm" svg:y="15.095cm" svg:viewBox="0 0 5705 872" draw:points="2853,872 0,872 0,0 5705,0 5705,872">
            <text:p/>
          </draw:polygon>
          <draw:path draw:style-name="gr6" draw:layer="layout" svg:width="0.161cm" svg:height="0.193cm" svg:x="21.781cm" svg:y="15.16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6" draw:layer="layout" svg:width="0.187cm" svg:height="0.193cm" svg:x="21.966cm" svg:y="15.166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6" draw:layer="layout" svg:width="0.329cm" svg:height="0.186cm" svg:x="22.178cm" svg:y="15.168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6" draw:layer="layout" svg:width="0.208cm" svg:height="0.269cm" svg:x="22.528cm" svg:y="15.168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6" draw:layer="layout" svg:width="0.213cm" svg:height="0.191cm" svg:x="22.764cm" svg:y="15.168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6" draw:layer="layout" svg:width="0.132cm" svg:height="0.264cm" svg:x="22.993cm" svg:y="15.095cm" svg:viewBox="0 0 133 265" svg:d="M66 91h60v-13h-60v-78h-11c-1 35-13 80-55 82v9h36v117c0 52 40 57 55 57 30 0 42-30 42-57v-24h-11v24c0 31-12 46-28 46-28 0-28-38-28-45z">
            <text:p/>
          </draw:path>
          <draw:path draw:style-name="gr6" draw:layer="layout" svg:width="0.163cm" svg:height="0.193cm" svg:x="23.161cm" svg:y="15.16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323cm" svg:height="0.288cm" svg:x="21.151cm" svg:y="15.572cm" svg:viewBox="0 0 324 289" svg:d="M50 257c-4 15-4 19-38 19-7 0-12 0-12 8 0 5 4 5 12 5h140c88 0 172-89 172-182 0-59-36-107-100-107h-142c-9 0-12 0-12 8 0 5 3 5 12 5 4 0 13 0 18 1 7 0 9 2 9 6 0 3-1 4-2 9zM142 29c3-15 4-16 22-16h46c42 0 77 23 77 78 0 22-9 90-45 137-12 15-45 48-98 48h-48c-6 0-6 0-8 0-5-1-6-1-6-5 0-1 0-2 2-10z">
            <text:p/>
          </draw:path>
          <draw:path draw:style-name="gr6" draw:layer="layout" svg:width="0.099cm" svg:height="0.421cm" svg:x="21.537cm" svg:y="15.544cm" svg:viewBox="0 0 100 422" svg:d="M100 419c0-2 0-3-9-10-53-53-66-133-66-198 0-73 16-146 69-199 6-6 6-6 6-7 0-4-3-5-5-5-5 0-43 29-69 83-21 47-26 93-26 128 0 34 5 84 28 132 26 53 62 79 67 79 2 0 5-1 5-3z">
            <text:p/>
          </draw:path>
          <draw:path draw:style-name="gr6" draw:layer="layout" svg:width="0.306cm" svg:height="0.287cm" svg:x="21.675cm" svg:y="15.574cm" svg:viewBox="0 0 307 288" svg:d="M283 190c1-3 3-5 3-6 0-2 0-5-5-5-4 0-5 2-6 5-28 62-43 91-115 91h-62c-6 0-7 0-9 0-5-2-6-2-6-5 0-1 0-3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6" draw:layer="layout" svg:width="0.099cm" svg:height="0.421cm" svg:x="22.036cm" svg:y="15.544cm" svg:viewBox="0 0 100 422" svg:d="M100 419c0-2 0-3-9-10-53-53-66-133-66-198 0-73 16-146 69-199 6-6 6-6 6-7 0-4-3-5-5-5-5 0-43 29-69 83-21 47-26 93-26 128 0 34 5 84 28 132 26 53 62 79 67 79 2 0 5-1 5-3z">
            <text:p/>
          </draw:path>
          <draw:path draw:style-name="gr6" draw:layer="layout" svg:width="0.196cm" svg:height="0.288cm" svg:x="22.173cm" svg:y="15.572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6" draw:layer="layout" svg:width="0.423cm" svg:height="0.288cm" svg:x="22.395cm" svg:y="15.572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6" draw:layer="layout" svg:width="0.25cm" svg:height="0.307cm" svg:x="22.854cm" svg:y="15.563cm" svg:viewBox="0 0 251 308" svg:d="M251 5c0-3 0-5-4-5-2 0-3 0-8 6l-21 24c-10-19-32-30-60-30-54 0-105 49-105 100 0 34 23 54 44 60l46 12c15 3 39 10 39 45 0 37-34 78-76 78-28 0-75-10-75-62 0-10 3-21 3-23 1-1 1-2 1-2 0-5-4-5-5-5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6" draw:layer="layout" svg:width="0.196cm" svg:height="0.288cm" svg:x="23.13cm" svg:y="15.572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6" draw:layer="layout" svg:width="0.017cm" svg:height="0.421cm" svg:x="23.384cm" svg:y="15.544cm" svg:viewBox="0 0 18 422" svg:d="M18 16c0-9 0-16-8-16-10 0-10 7-10 16v392c0 7 0 14 10 14 8 0 8-7 8-14z">
            <text:p/>
          </draw:path>
          <draw:path draw:style-name="gr6" draw:layer="layout" svg:width="0.017cm" svg:height="0.421cm" svg:x="23.5cm" svg:y="15.544cm" svg:viewBox="0 0 18 422" svg:d="M18 16c0-9 0-16-8-16-10 0-10 7-10 16v392c0 7 0 14 10 14 8 0 8-7 8-14z">
            <text:p/>
          </draw:path>
          <draw:path draw:style-name="gr6" draw:layer="layout" svg:width="0.155cm" svg:height="0.191cm" svg:x="23.59cm" svg:y="15.674cm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
            <text:p/>
          </draw:path>
          <draw:path draw:style-name="gr6" draw:layer="layout" svg:width="0.193cm" svg:height="0.191cm" svg:x="23.782cm" svg:y="15.674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
            <text:p/>
          </draw:path>
          <draw:path draw:style-name="gr6" draw:layer="layout" svg:width="0.09cm" svg:height="0.298cm" svg:x="24.007cm" svg:y="15.568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6" draw:layer="layout" svg:width="0.13cm" svg:height="0.269cm" svg:x="24.133cm" svg:y="15.596cm" svg:viewBox="0 0 131 270" svg:d="M78 96h40c8 0 13 0 13-8 0-5-5-5-12-5h-37c15-60 16-69 16-71 0-7-4-12-12-12-1 0-13 0-16 16l-17 67h-40c-8 0-13 0-13 8 0 5 4 5 12 5h37c-30 120-32 127-32 134 0 23 17 40 39 40 44 0 68-62 68-65 0-5-4-5-5-5-4 0-5 2-6 6-19 45-41 54-55 54-10 0-14-5-14-19 0-11 0-13 3-20z">
            <text:p/>
          </draw:path>
          <draw:path draw:style-name="gr6" draw:layer="layout" svg:width="0.049cm" svg:height="0.126cm" svg:x="24.312cm" svg:y="15.816cm" svg:viewBox="0 0 50 127" svg:d="M50 44c0-27-10-44-27-44-15 0-23 11-23 23 0 11 8 23 23 23 5 0 11-3 15-6 2-2 2-2 2-2 1 0 1 0 1 6 0 33-15 58-29 72-5 4-5 5-5 6 0 4 3 5 4 5 5 0 39-32 39-83z">
            <text:p/>
          </draw:path>
          <draw:path draw:style-name="gr6" draw:layer="layout" svg:width="0.162cm" svg:height="0.191cm" svg:x="24.482cm" svg:y="15.67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6" draw:layer="layout" svg:width="0.161cm" svg:height="0.208cm" svg:x="24.681cm" svg:y="15.71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6" draw:layer="layout" svg:width="0.18cm" svg:height="0.133cm" svg:x="24.87cm" svg:y="15.793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25.079cm" svg:y="15.72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6" draw:layer="layout" svg:width="0.151cm" svg:height="0.208cm" svg:x="25.202cm" svg:y="15.71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6" draw:layer="layout" svg:width="0.099cm" svg:height="0.421cm" svg:x="25.405cm" svg:y="15.544cm" svg:viewBox="0 0 100 422" svg:d="M100 211c0-32-5-84-29-132-25-51-63-79-66-79-4 0-5 1-5 5 0 1 0 1 8 9 42 42 66 110 66 197 0 73-15 148-68 200-6 5-6 6-6 8s1 3 5 3c3 0 42-29 67-81 22-47 28-94 28-130z">
            <text:p/>
          </draw:path>
          <draw:path draw:style-name="gr6" draw:layer="layout" svg:width="0.049cm" svg:height="0.126cm" svg:x="25.581cm" svg:y="15.816cm" svg:viewBox="0 0 50 127" svg:d="M50 44c0-27-10-44-27-44-15 0-23 11-23 23 0 11 8 23 23 23 5 0 11-3 15-6 2-2 2-2 2-2 1 0 1 0 1 6 0 33-15 58-29 72-5 4-5 5-5 6 0 4 3 5 4 5 5 0 39-32 39-83z">
            <text:p/>
          </draw:path>
          <draw:path draw:style-name="gr6" draw:layer="layout" svg:width="0.201cm" svg:height="0.298cm" svg:x="25.749cm" svg:y="15.568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8 0 2 0 4-2 7z">
            <text:p/>
          </draw:path>
          <draw:path draw:style-name="gr6" draw:layer="layout" svg:width="0.161cm" svg:height="0.208cm" svg:x="25.974cm" svg:y="15.71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6" draw:layer="layout" svg:width="0.18cm" svg:height="0.133cm" svg:x="26.163cm" svg:y="15.793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26.372cm" svg:y="15.72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6" draw:layer="layout" svg:width="0.151cm" svg:height="0.208cm" svg:x="26.495cm" svg:y="15.71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6" draw:layer="layout" svg:width="0.099cm" svg:height="0.421cm" svg:x="26.697cm" svg:y="15.544cm" svg:viewBox="0 0 100 422" svg:d="M100 211c0-32-5-84-29-132-25-51-63-79-66-79-4 0-5 1-5 5 0 1 0 1 8 9 42 42 66 110 66 197 0 73-15 148-68 200-6 5-6 6-6 8s1 3 5 3c3 0 42-29 67-81 22-47 28-94 28-130z">
            <text:p/>
          </draw:path>
        </draw:g>
        <draw:line draw:style-name="gr3" draw:layer="layout" svg:x1="25.4cm" svg:y1="19.172cm" svg:x2="17.472cm" svg:y2="19.172cm">
          <text:p/>
        </draw:line>
        <draw:g>
          <svg:title>TexMaths</svg:title>
          <svg:desc>12§latex§$IMSI,AV$§svg§600§TRUE§</svg:desc>
          <draw:polygon draw:style-name="gr5" draw:layer="layout" svg:width="2.019cm" svg:height="0.371cm" svg:x="20.574cm" svg:y="18.614cm" svg:viewBox="0 0 2020 372" draw:points="1011,372 0,372 0,0 2020,0 2020,372">
            <text:p/>
          </draw:polygon>
          <draw:path draw:style-name="gr6" draw:layer="layout" svg:width="0.196cm" svg:height="0.288cm" svg:x="20.588cm" svg:y="18.614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6" draw:layer="layout" svg:width="0.423cm" svg:height="0.288cm" svg:x="20.81cm" svg:y="18.614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6" draw:layer="layout" svg:width="0.25cm" svg:height="0.307cm" svg:x="21.27cm" svg:y="18.605cm" svg:viewBox="0 0 251 308" svg:d="M251 5c0-3 0-5-4-5-2 0-3 0-8 6l-21 24c-10-19-32-30-60-30-54 0-105 49-105 100 0 34 23 54 44 60l46 12c15 3 39 10 39 45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6" draw:layer="layout" svg:width="0.196cm" svg:height="0.288cm" svg:x="21.545cm" svg:y="18.614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6" draw:layer="layout" svg:width="0.049cm" svg:height="0.126cm" svg:x="21.785cm" svg:y="18.858cm" svg:viewBox="0 0 50 127" svg:d="M50 44c0-27-10-44-27-44-15 0-23 11-23 23 0 11 8 23 23 23 5 0 11-3 15-6 2-2 2-2 2-2 1 0 1 0 1 6 0 33-15 58-29 72-5 4-5 5-5 6 0 4 3 5 4 5 5 0 39-32 39-83z">
            <text:p/>
          </draw:path>
          <draw:path draw:style-name="gr6" draw:layer="layout" svg:width="0.289cm" svg:height="0.302cm" svg:x="21.952cm" svg:y="18.601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
            <text:p/>
          </draw:path>
          <draw:path draw:style-name="gr6" draw:layer="layout" svg:width="0.301cm" svg:height="0.298cm" svg:x="22.277cm" svg:y="18.614cm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
            <text:p/>
          </draw:path>
        </draw:g>
        <draw:custom-shape draw:style-name="gr13" draw:text-style-name="P1" draw:layer="layout" svg:width="5.842cm" svg:height="1.778cm" svg:x="21.082cm" svg:y="16.5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for LI, IMSI is sent back\\
to SCN along with AV§svg§600§TRUE§</svg:desc>
          <draw:polygon draw:style-name="gr5" draw:layer="layout" svg:width="5.166cm" svg:height="0.881cm" svg:x="21.137cm" svg:y="16.902cm" svg:viewBox="0 0 5167 882" draw:points="2584,882 0,882 0,0 5167,0 5167,882">
            <text:p/>
          </draw:polygon>
          <draw:path draw:style-name="gr6" draw:layer="layout" svg:width="0.137cm" svg:height="0.298cm" svg:x="21.784cm" svg:y="16.897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6" draw:layer="layout" svg:width="0.187cm" svg:height="0.193cm" svg:x="21.91cm" svg:y="17.006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6" draw:layer="layout" svg:width="0.142cm" svg:height="0.186cm" svg:x="22.121cm" svg:y="17.00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6" draw:layer="layout" svg:width="0.232cm" svg:height="0.288cm" svg:x="22.429cm" svg:y="16.907cm" svg:viewBox="0 0 233 289" svg:d="M233 180h-11c-5 43-11 96-85 96h-35c-19 0-20-2-20-17v-225c0-15 0-21 39-21h15v-13c-16 1-54 1-71 1s-51 0-65-1v13h10c33 0 33 5 33 21v223c0 14 0 19-33 19h-10v13h221z">
            <text:p/>
          </draw:path>
          <draw:path draw:style-name="gr6" draw:layer="layout" svg:width="0.129cm" svg:height="0.288cm" svg:x="22.691cm" svg:y="16.907cm" svg:viewBox="0 0 130 289" svg:d="M84 34c0-16 1-21 35-21h11v-13c-15 1-48 1-65 1s-51 0-65-1v13h11c33 0 35 5 35 21v223c0 14-2 19-35 19h-11v13c14-1 48-1 65-1s50 0 65 1v-13h-11c-34 0-35-5-35-19z">
            <text:p/>
          </draw:path>
          <draw:path draw:style-name="gr6" draw:layer="layout" svg:width="0.049cm" svg:height="0.126cm" svg:x="22.867cm" svg:y="17.15cm" svg:viewBox="0 0 50 127" svg:d="M50 44c0-26-10-44-27-44-16 0-23 12-23 23s7 23 23 23c7 0 12-4 17-6v-2c1 0 1 0 1 6 0 28-12 54-31 74-3 2-3 3-3 4 0 4 3 5 4 5 6 0 39-33 39-83z">
            <text:p/>
          </draw:path>
          <draw:path draw:style-name="gr6" draw:layer="layout" svg:width="0.129cm" svg:height="0.288cm" svg:x="23.1cm" svg:y="16.907cm" svg:viewBox="0 0 130 289" svg:d="M84 34c0-16 1-21 35-21h11v-13c-15 1-48 1-65 1s-51 0-65-1v13h11c33 0 35 5 35 21v223c0 14-2 19-35 19h-11v13c14-1 48-1 65-1s50 0 65 1v-13h-11c-34 0-35-5-35-19z">
            <text:p/>
          </draw:path>
          <draw:path draw:style-name="gr6" draw:layer="layout" svg:width="0.355cm" svg:height="0.288cm" svg:x="23.256cm" svg:y="16.907cm" svg:viewBox="0 0 356 289" svg:d="M86 10c-3-10-4-10-14-10h-72v13h10c33 0 33 5 33 21v211c0 12 0 31-43 31v13c14 0 36-1 49-1 15 0 35 1 51 1v-13c-45 0-45-19-45-31v-228h1l102 263c2 6 4 9 9 9 3 0 6-3 7-8l104-268v244c0 14-1 19-33 19h-10v13c16-1 45-1 61-1s45 0 60 1v-13h-10c-33 0-33-5-33-19v-223c0-16 0-21 33-21h10v-13h-72c-10 0-10 0-13 8l-93 238z">
            <text:p/>
          </draw:path>
          <draw:path draw:style-name="gr6" draw:layer="layout" svg:width="0.187cm" svg:height="0.307cm" svg:x="23.651cm" svg:y="16.897cm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10 5 10 2 0 3-1 6-6 0 0 1-1 15-24 14 15 41 30 78 30 50 0 84-42 84-88 0-42-28-77-63-86z">
            <text:p/>
          </draw:path>
          <draw:path draw:style-name="gr6" draw:layer="layout" svg:width="0.129cm" svg:height="0.288cm" svg:x="23.874cm" svg:y="16.907cm" svg:viewBox="0 0 130 289" svg:d="M84 34c0-16 1-21 35-21h11v-13c-15 1-48 1-65 1s-51 0-65-1v13h11c33 0 35 5 35 21v223c0 14-2 19-35 19h-11v13c14-1 48-1 65-1s50 0 65 1v-13h-11c-34 0-35-5-35-19z">
            <text:p/>
          </draw:path>
          <draw:path draw:style-name="gr6" draw:layer="layout" svg:width="0.09cm" svg:height="0.282cm" svg:x="24.169cm" svg:y="16.91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6" draw:layer="layout" svg:width="0.138cm" svg:height="0.193cm" svg:x="24.286cm" svg:y="17.006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6" draw:layer="layout" svg:width="0.138cm" svg:height="0.193cm" svg:x="24.593cm" svg:y="17.006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6" draw:layer="layout" svg:width="0.163cm" svg:height="0.193cm" svg:x="24.757cm" svg:y="17.00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213cm" svg:height="0.186cm" svg:x="24.946cm" svg:y="17.00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6" draw:layer="layout" svg:width="0.132cm" svg:height="0.264cm" svg:x="25.163cm" svg:y="16.935cm" svg:viewBox="0 0 133 265" svg:d="M66 91h60v-13h-60v-78h-11c-1 35-13 80-55 82v9h36v117c0 52 40 57 55 57 30 0 42-30 42-57v-24h-11v24c0 31-12 46-28 46-28 0-28-38-28-45z">
            <text:p/>
          </draw:path>
          <draw:path draw:style-name="gr6" draw:layer="layout" svg:width="0.208cm" svg:height="0.298cm" svg:x="25.471cm" svg:y="16.902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6" draw:layer="layout" svg:width="0.191cm" svg:height="0.193cm" svg:x="25.711cm" svg:y="17.00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6" draw:layer="layout" svg:width="0.161cm" svg:height="0.193cm" svg:x="25.919cm" svg:y="17.00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6" draw:layer="layout" svg:width="0.204cm" svg:height="0.293cm" svg:x="26.093cm" svg:y="16.902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6" draw:layer="layout" svg:width="0.132cm" svg:height="0.264cm" svg:x="21.145cm" svg:y="17.442cm" svg:viewBox="0 0 133 265" svg:d="M66 91h60v-13h-60v-78h-11c-1 35-13 80-55 82v9h36v117c0 52 40 57 55 57 30 0 42-30 42-57v-24h-11v24c0 31-12 46-28 46-28 0-28-38-28-45z">
            <text:p/>
          </draw:path>
          <draw:path draw:style-name="gr6" draw:layer="layout" svg:width="0.187cm" svg:height="0.193cm" svg:x="21.313cm" svg:y="17.51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6" draw:layer="layout" svg:width="0.187cm" svg:height="0.307cm" svg:x="21.676cm" svg:y="17.404cm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10 5 10 2 0 3-1 6-6 0 0 1-1 15-24 14 15 41 30 78 30 50 0 84-42 84-88 0-42-28-77-63-86z">
            <text:p/>
          </draw:path>
          <draw:path draw:style-name="gr6" draw:layer="layout" svg:width="0.257cm" svg:height="0.307cm" svg:x="21.91cm" svg:y="17.404cm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
            <text:p/>
          </draw:path>
          <draw:path draw:style-name="gr6" draw:layer="layout" svg:width="0.288cm" svg:height="0.288cm" svg:x="22.205cm" svg:y="17.413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6" draw:layer="layout" svg:width="0.19cm" svg:height="0.193cm" svg:x="22.666cm" svg:y="17.512cm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6" draw:layer="layout" svg:width="0.094cm" svg:height="0.293cm" svg:x="22.873cm" svg:y="17.408cm" svg:viewBox="0 0 95 294" svg:d="M61 0l-61 5v13c30 0 34 2 34 24v220c0 19-5 19-34 19v13c14 0 37-1 48-1 10 0 31 1 47 1v-13c-29 0-34 0-34-19z">
            <text:p/>
          </draw:path>
          <draw:path draw:style-name="gr6" draw:layer="layout" svg:width="0.187cm" svg:height="0.193cm" svg:x="22.989cm" svg:y="17.51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6" draw:layer="layout" svg:width="0.213cm" svg:height="0.186cm" svg:x="23.201cm" svg:y="17.514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6" draw:layer="layout" svg:width="0.193cm" svg:height="0.279cm" svg:x="23.434cm" svg:y="17.51cm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
            <text:p/>
          </draw:path>
          <draw:path draw:style-name="gr6" draw:layer="layout" svg:width="0.289cm" svg:height="0.186cm" svg:x="23.78cm" svg:y="17.519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6" draw:layer="layout" svg:width="0.09cm" svg:height="0.282cm" svg:x="24.091cm" svg:y="17.419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6" draw:layer="layout" svg:width="0.132cm" svg:height="0.264cm" svg:x="24.203cm" svg:y="17.442cm" svg:viewBox="0 0 133 265" svg:d="M66 91h60v-13h-60v-78h-11c-1 35-13 80-55 82v9h36v117c0 52 40 57 55 57 30 0 42-30 42-57v-24h-11v24c0 31-12 46-28 46-28 0-28-38-28-45z">
            <text:p/>
          </draw:path>
          <draw:path draw:style-name="gr6" draw:layer="layout" svg:width="0.213cm" svg:height="0.293cm" svg:x="24.372cm" svg:y="17.408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6" draw:layer="layout" svg:width="0.289cm" svg:height="0.303cm" svg:x="24.746cm" svg:y="17.399cm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
            <text:p/>
          </draw:path>
          <draw:path draw:style-name="gr6" draw:layer="layout" svg:width="0.3cm" svg:height="0.298cm" svg:x="25.01cm" svg:y="17.413cm" svg:viewBox="0 0 301 299" svg:d="M254 42c6-16 18-29 47-29v-13c-13 1-30 1-41 1-13 0-37-1-49-1v13c23 0 31 11 31 22 0 2-1 6-2 8l-77 204-81-213c-3-6-3-8-3-9 0-12 24-12 35-12v-13c-14 1-44 1-60 1-20 0-38-1-54-1v13c28 0 36 0 42 16l97 260c4 9 6 10 11 10 7 0 8-3 11-9z">
            <text:p/>
          </draw:path>
        </draw:g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1-31T14:12:00.981147583</dc:date>
    <meta:editing-duration>PT13H8S</meta:editing-duration>
    <meta:editing-cycles>35</meta:editing-cycles>
    <meta:generator>LibreOffice/4.2.8.2$Linux_X86_64 LibreOffice_project/420m0$Build-2</meta:generator>
    <dc:creator>Khan A</dc:creator>
    <meta:document-statistic meta:object-count="292"/>
  </office:meta>
</office:document-meta>
</file>